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ba96" officeooo:paragraph-rsid="001eba96"/>
    </style:style>
    <style:style style:name="T1" style:family="text">
      <style:text-properties officeooo:rsid="001eba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âtonnage de dépêches</text:p>
      <text:p text:style-name="Standard"/>
      <text:p text:style-name="Standard">procédé consistant pour un média à reprendre le texte d'une dépêche (AFP, Reuters) et à en faire un article signé par un journaliste de ce média avec une plus-value minime (ajout d'une phrase pour relier deux paragraphes, changement de quelques mots par des synonymes, etc.)</text:p>
      <text:p text:style-name="Standard"/>
      <text:p text:style-name="Standard"><text:span text:style-name="T1">D’après le site Reflets.info, les Echos sont l’un des quotidiens à recourir de manière la plus systématique à cette pratique</text:span>(https://reflets.info/articles/batonnage-de-depeches-les-echos-au-top)</text:p>
      <text:p text:style-name="Standard"/>
      <text:p text:style-name="Standard">Le bâtonnage de dépêches permet pour un éditeur en ligne d'augmenter artificiellement le nombre de ses publications, un critère qui est stratégique pour être correctement indexé dans Google News, d'après Nikos Smyrnaios interrogé sur RFI(https://www.rfi.fr/fr/podcasts/atelier-des-m%C3%A9dias/20210918-l-impact-du-11-septembre-sur-la-diffusion-de-l-information-en-ligne)</text:p>
      <text:p text:style-name="Standard">Cela se fait au détriment de l'originalité et la diversité des sources qui était le premier objectif de Google New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0T18:44:47.960000000</meta:creation-date>
    <dc:date>2021-09-20T18:47:23.045000000</dc:date>
    <meta:editing-duration>PT2M35S</meta:editing-duration>
    <meta:editing-cycles>1</meta:editing-cycles>
    <meta:document-statistic meta:table-count="0" meta:image-count="0" meta:object-count="0" meta:page-count="1" meta:paragraph-count="5" meta:word-count="123" meta:character-count="974" meta:non-whitespace-character-count="856"/>
    <meta:generator>LibreOffice/7.0.5.2$Windows_X86_64 LibreOffice_project/64390860c6cd0aca4beafafcfd84613dd9dfb63a</meta:generator>
  </office:meta>
</office:document-meta>
</file>